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angalore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Pu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alor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nai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e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ar, Petrol, AC, Bangalore-Chennai</text:p>
          </table:table-cell>
          <table:table-cell table:formula="of:=[.C2]*([.B12]+[.B15])" office:value-type="float" office:value="5100" calcext:value-type="float">
            <text:p>5100</text:p>
          </table:table-cell>
        </table:table-row>
        <table:table-row table:style-name="ro1">
          <table:table-cell office:value-type="string" calcext:value-type="string">
            <text:p>Fuel Type</text:p>
          </table:table-cell>
          <table:table-cell table:number-columns-repeated="6"/>
          <table:table-cell office:value-type="string" calcext:value-type="string">
            <text:p>Car, Petrol, AC, Bangalore-Chennai-Bangalore</text:p>
          </table:table-cell>
          <table:table-cell table:formula="of:=([.C2]+[.C2])*([.B12]+[.B15])"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Bus, Petrol, AC, Bangalore-Chennai</text:p>
          </table:table-cell>
          <table:table-cell table:formula="of:=[.C2]*([.B12]+[.B15])*[.B18]"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/Non 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 AC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s Discount Coefficient</text:p>
          </table:table-cell>
          <table:table-cell office:value-type="float" office:value="0.98" calcext:value-type="float">
            <text:p>0.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4:26:29.628000000</meta:creation-date>
    <dc:date>2016-10-09T00:39:36.273000000</dc:date>
    <meta:editing-duration>PT10H2M50S</meta:editing-duration>
    <meta:editing-cycles>14</meta:editing-cycles>
    <meta:generator>LibreOffice/5.1.1.3$Windows_x86 LibreOffice_project/89f508ef3ecebd2cfb8e1def0f0ba9a803b88a6d</meta:generator>
    <meta:document-statistic meta:table-count="1" meta:cell-count="53" meta:object-count="0"/>
  </office:meta>
</office:document-meta>
</file>